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imbus Roman No9 L" svg:font-family="'Nimbus Roman No9 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9476b" officeooo:paragraph-rsid="0019476b"/>
    </style:style>
    <style:style style:name="P2" style:family="paragraph" style:parent-style-name="Standard" style:list-style-name="L1">
      <style:text-properties officeooo:rsid="0019476b" officeooo:paragraph-rsid="0019476b"/>
    </style:style>
    <style:style style:name="P3" style:family="paragraph" style:parent-style-name="Standard" style:list-style-name="L1">
      <style:text-properties officeooo:rsid="0019476b" officeooo:paragraph-rsid="001bbbc1"/>
    </style:style>
    <style:style style:name="P4" style:family="paragraph" style:parent-style-name="Standard" style:list-style-name="L1">
      <style:text-properties officeooo:rsid="001bbbc1" officeooo:paragraph-rsid="001bbbc1"/>
    </style:style>
    <style:style style:name="P5" style:family="paragraph" style:parent-style-name="Standard">
      <style:text-properties officeooo:rsid="001bbbc1" officeooo:paragraph-rsid="001bbbc1"/>
    </style:style>
    <style:style style:name="P6" style:family="paragraph" style:parent-style-name="Standard">
      <style:text-properties officeooo:rsid="001c9fb0" officeooo:paragraph-rsid="001c9fb0"/>
    </style:style>
    <style:style style:name="T1" style:family="text">
      <style:text-properties officeooo:rsid="001b2878"/>
    </style:style>
    <style:style style:name="T2" style:family="text">
      <style:text-properties officeooo:rsid="001bbbc1"/>
    </style:style>
    <style:style style:name="T3" style:family="text">
      <style:text-properties officeooo:rsid="001c9fb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mmary of <text:span text:style-name="T3">Unit Tests</text:span></text:p>
      <text:p text:style-name="P1"/>
      <text:p text:style-name="P1">In order to test all of <text:span text:style-name="T3">the</text:span> functions <text:span text:style-name="T3">in the matchDonor program</text:span> four unit test<text:span text:style-name="T1">s</text:span> were needed.</text:p>
      <text:list xml:id="list3368607897408596694" text:style-name="L1">
        <text:list-item>
          <text:p text:style-name="P2">test_donor_info</text:p>
          <text:list>
            <text:list-item>
              <text:p text:style-name="P3">Verifies:<text:line-break/><text:span text:style-name="T3">A</text:span> donor is created, added to the correct spot <text:span text:style-name="T2">in the array </text:span>and that all the data fields were created and filled.</text:p>
            </text:list-item>
            <text:list-item>
              <text:p text:style-name="P4">Test Method<text:line-break/><text:span text:style-name="T3">A</text:span>dd a donor <text:span text:style-name="T3">to the list of donors </text:span>and then check for that donor and the data associated with that donor <text:span text:style-name="T3">in the list</text:span>. Since this is such a fundamental procedure, add several donors and check them all, forcing some to pass and some to fail.</text:p>
            </text:list-item>
            <text:list-item>
              <text:p text:style-name="P3"><text:span text:style-name="T2">Functions </text:span>test<text:span text:style-name="T2">ed<text:line-break/>T</text:span>he structure (struct donor) and several primary functions, such as initializeDonors() and addDonor().</text:p>
            </text:list-item>
          </text:list>
        </text:list-item>
        <text:list-item>
          <text:p text:style-name="P2">test_donor_list</text:p>
          <text:list>
            <text:list-item>
              <text:p text:style-name="P3">Verifies<text:line-break/><text:span text:style-name="T3">T</text:span>he list of added donors. <text:span text:style-name="T2">Verification includes correct input order, ID#, name (first and last) and gene sequence.</text:span></text:p>
            </text:list-item>
            <text:list-item>
              <text:p text:style-name="P3"><text:span text:style-name="T2">Test Method<text:line-break/>Invokes the list donors command and outputs the results for verification.</text:span></text:p>
            </text:list-item>
            <text:list-item>
              <text:p text:style-name="P3"><text:span text:style-name="T2">Functions tested<text:line-break/></text:span>listDonors()</text:p>
            </text:list-item>
          </text:list>
        </text:list-item>
        <text:list-item>
          <text:p text:style-name="P2">test_donor_match</text:p>
          <text:list>
            <text:list-item>
              <text:p text:style-name="P3">Verifies<text:line-break/><text:span text:style-name="T3">The m</text:span>atching algorithm and <text:span text:style-name="T3">the found matches </text:span>output.</text:p>
            </text:list-item>
            <text:list-item>
              <text:p text:style-name="P3"><text:span text:style-name="T2">Test Method<text:line-break/>B</text:span>y adding known matches to a list <text:span text:style-name="T3">and </text:span>running the match algorithm. <text:span text:style-name="T3">Results are</text:span> output for verification.</text:p>
            </text:list-item>
            <text:list-item>
              <text:p text:style-name="P3"><text:span text:style-name="T2">Functions tested<text:line-break/></text:span>matchDonor() and displayMatches()</text:p>
            </text:list-item>
          </text:list>
        </text:list-item>
        <text:list-item>
          <text:p text:style-name="P2">test_donor_remove</text:p>
          <text:list>
            <text:list-item>
              <text:p text:style-name="P2">Verifies<text:line-break/><text:span text:style-name="T3">T</text:span>hat a donor can be removed from the list.</text:p>
            </text:list-item>
            <text:list-item>
              <text:p text:style-name="P4">Test Method<text:line-break/><text:span text:style-name="T3">A</text:span>dd several donors to a list and then select one donor at random to remove from that list. Verify the donor no longer exists in that list by checking the name and gene sequence of the removed user's id; they should no longer be stored. </text:p>
            </text:list-item>
            <text:list-item>
              <text:p text:style-name="P4">Functions tested<text:line-break/>removeDonor()</text:p>
            </text:list-item>
          </text:list>
        </text:list-item>
      </text:list>
      <text:p text:style-name="P5"/>
      <text:p text:style-name="P6">We used these tests to verify changes to functions, they were helpful in the development of the remove and add donor function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Nimbus Roman No9 L" svg:font-family="'Nimbus Roman No9 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4T16:46:32.715426602</meta:creation-date>
    <dc:date>2014-08-24T17:54:20.678193700</dc:date>
    <meta:editing-duration>PT6M47S</meta:editing-duration>
    <meta:editing-cycles>1</meta:editing-cycles>
    <meta:document-statistic meta:table-count="0" meta:image-count="0" meta:object-count="0" meta:page-count="1" meta:paragraph-count="19" meta:word-count="277" meta:character-count="1602" meta:non-whitespace-character-count="1359"/>
    <meta:generator>LibreOffice/4.2.5.2$Linux_X86_64 LibreOffice_project/420m0$Build-2</meta:generator>
  </office:meta>
</office:document-meta>
</file>